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Assessment" style:family="table">
      <style:table-properties style:width="6.925in" table:align="margins"/>
    </style:style>
    <style:style style:name="Assessment.A" style:family="table-column">
      <style:table-column-properties style:column-width="3.5167in" style:rel-column-width="33280*"/>
    </style:style>
    <style:style style:name="Assessment.B" style:family="table-column">
      <style:table-column-properties style:column-width="0.8035in" style:rel-column-width="7603*"/>
    </style:style>
    <style:style style:name="Assessment.C" style:family="table-column">
      <style:table-column-properties style:column-width="0.7146in" style:rel-column-width="6762*"/>
    </style:style>
    <style:style style:name="Assessment.D" style:family="table-column">
      <style:table-column-properties style:column-width="1.8903in" style:rel-column-width="17890*"/>
    </style:style>
    <style:style style:name="Assessment.A1" style:family="table-cell">
      <style:table-cell-properties fo:padding="0.0382in" fo:border-left="0.05pt solid #000000" fo:border-right="none" fo:border-top="0.05pt solid #000000" fo:border-bottom="0.05pt solid #000000"/>
    </style:style>
    <style:style style:name="Assessment.D1" style:family="table-cell">
      <style:table-cell-properties fo:padding="0.0382in" fo:border="0.05pt solid #000000"/>
    </style:style>
    <style:style style:name="Assessment.A2" style:family="table-cell">
      <style:table-cell-properties fo:padding="0.0382in" fo:border-left="0.05pt solid #000000" fo:border-right="none" fo:border-top="none" fo:border-bottom="0.05pt solid #000000"/>
    </style:style>
    <style:style style:name="Assessment.D2" style:family="table-cell">
      <style:table-cell-properties fo:padding="0.0382in" fo:border-left="0.05pt solid #000000" fo:border-right="0.05pt solid #000000" fo:border-top="none" fo:border-bottom="0.05pt solid #00000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assessment framework</text:h>
      <text:p text:style-name="Standard">Team Member: <text:tab/>_____________________________</text:p>
      <text:p text:style-name="Standard">Evaluator: <text:tab/><text:tab/>_____________________________</text:p>
      <text:p text:style-name="Standard">Date: <text:tab/><text:tab/><text:tab/>_____________________________</text:p>
      <text:p text:style-name="Standard"/>
      <text:p text:style-name="Standard">This template will be used as a framework/guide for assessing the success of our projects. We will adjust the weights and deliverables as needed for each project as part of the wk 3 deliverable. Late deliverables will be assessed a 20% deduction per day late. Partial completion will be assumed roughly 50% unless there are mitigating circumstances detailed in the design document and approved.</text:p>
      <text:p text:style-name="Standard"/>
      <table:table table:name="Assessment" table:style-name="Assessment">
        <table:table-column table:style-name="Assessment.A"/>
        <table:table-column table:style-name="Assessment.B"/>
        <table:table-column table:style-name="Assessment.C"/>
        <table:table-column table:style-name="Assessment.D"/>
        <table:table-header-rows>
          <table:table-row>
            <table:table-cell table:style-name="Assessment.A1" office:value-type="string">
              <text:p text:style-name="Table_20_Heading">Item</text:p>
            </table:table-cell>
            <table:table-cell table:style-name="Assessment.A1" office:value-type="string">
              <text:p text:style-name="Table_20_Heading">Deadline</text:p>
            </table:table-cell>
            <table:table-cell table:style-name="Assessment.A1" office:value-type="string">
              <text:p text:style-name="Table_20_Heading">Weight</text:p>
            </table:table-cell>
            <table:table-cell table:style-name="Assessment.D1" office:value-type="string">
              <text:p text:style-name="Table_20_Heading">Status</text:p>
            </table:table-cell>
          </table:table-row>
        </table:table-header-rows>
        <table:table-row>
          <table:table-cell table:style-name="Assessment.A2" office:value-type="string">
            <text:p text:style-name="Standard">Initial blog posted</text:p>
          </table:table-cell>
          <table:table-cell table:style-name="Assessment.A2" office:value-type="string">
            <text:p text:style-name="Table_20_Contents">wk 1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Proposal draft announced to mailing list</text:p>
            <text:p text:style-name="Standard">(ideally attached to blog)</text:p>
          </table:table-cell>
          <table:table-cell table:style-name="Assessment.A2" office:value-type="string">
            <text:p text:style-name="Table_20_Contents">wk 1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Responded to feedback from mailing list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Kept in touch via. IM or IRC</text:p>
          </table:table-cell>
          <table:table-cell table:style-name="Assessment.A2" office:value-type="string">
            <text:p text:style-name="Table_20_Contents">weekly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Interacted with peers in the community <text:s/></text:p>
            <text:p text:style-name="Standard">(via. IRC/emails/proposals/bug reports)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7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Arranged phone calls/meetings as needed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2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Code submitted to github during project</text:p>
            <text:p text:style-name="Standard">(weekly pull requests)</text:p>
          </table:table-cell>
          <table:table-cell table:style-name="Assessment.A2" office:value-type="string">
            <text:p text:style-name="Table_20_Contents">N/A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1<text:span text:style-name="T1">st</text:span> status update posted, design document updated, schedule confirmed</text:p>
          </table:table-cell>
          <table:table-cell table:style-name="Assessment.A2" office:value-type="string">
            <text:p text:style-name="Table_20_Contents">wk 3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2<text:span text:style-name="T1">nd</text:span> status update posted, design document updated</text:p>
          </table:table-cell>
          <table:table-cell table:style-name="Assessment.A2" office:value-type="string">
            <text:p text:style-name="Table_20_Contents">wk 6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Draft code submitted to github &amp; announced</text:p>
          </table:table-cell>
          <table:table-cell table:style-name="Assessment.A2" office:value-type="string">
            <text:p text:style-name="Table_20_Contents">wk 9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Draft code submitted for review</text:p>
          </table:table-cell>
          <table:table-cell table:style-name="Assessment.A2" office:value-type="string">
            <text:p text:style-name="Table_20_Contents">wk 9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Fixed issues from reviews</text:p>
          </table:table-cell>
          <table:table-cell table:style-name="Assessment.A2" office:value-type="string">
            <text:p text:style-name="Table_20_Contents">wk 10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Code merges cleanly</text:p>
          </table:table-cell>
          <table:table-cell table:style-name="Assessment.A2" office:value-type="string">
            <text:p text:style-name="Table_20_Contents">wk 11</text:p>
          </table:table-cell>
          <table:table-cell table:style-name="Assessment.A2" office:value-type="string">
            <text:p text:style-name="Table_20_Contents">10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Standard">All outstanding bugs/known issues captured in bug reports &amp; in design document</text:p>
          </table:table-cell>
          <table:table-cell table:style-name="Assessment.A2" office:value-type="string">
            <text:p text:style-name="Table_20_Contents">wk 11</text:p>
          </table:table-cell>
          <table:table-cell table:style-name="Assessment.A2" office:value-type="string">
            <text:p text:style-name="Table_20_Contents">7.5%</text:p>
          </table:table-cell>
          <table:table-cell table:style-name="Assessment.D2" office:value-type="string">
            <text:p text:style-name="Table_20_Contents">Yes/No/Partial/Late</text:p>
          </table:table-cell>
        </table:table-row>
        <table:table-row>
          <table:table-cell table:style-name="Assessment.A2" office:value-type="string">
            <text:p text:style-name="Table_20_Contents">Wrap-up blog post, screencast</text:p>
          </table:table-cell>
          <table:table-cell table:style-name="Assessment.A2" office:value-type="string">
            <text:p text:style-name="Table_20_Contents">wk 12</text:p>
          </table:table-cell>
          <table:table-cell table:style-name="Assessment.A2" office:value-type="string">
            <text:p text:style-name="Table_20_Contents">5%</text:p>
          </table:table-cell>
          <table:table-cell table:style-name="Assessment.D2" office:value-type="string">
            <text:p text:style-name="Table_20_Contents">Yes/No/Partial/Late</text:p>
          </table:table-cell>
        </table:table-row>
      </table:table>
      <text:p text:style-name="Standard"/>
      <text:p text:style-name="Standard">Assessment result:<text:tab/><text:tab/><text:tab/><text:tab/><text:tab/><text:tab/><text:tab/>________</text:p>
      <text:p text:style-name="Standard"/>
      <text:p text:style-name="Standard">Comments: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Ross </meta:initial-creator>
    <meta:creation-date>2011-02-06T15:57:15</meta:creation-date>
    <dc:date>2012-09-29T15:44:21</dc:date>
    <dc:creator>Andrew Ross</dc:creator>
    <meta:editing-duration>PT26M13S</meta:editing-duration>
    <meta:editing-cycles>17</meta:editing-cycles>
    <meta:generator>LibreOffice/3.5$Linux_X86_64 LibreOffice_project/350m1$Build-3</meta:generator>
    <meta:printed-by>Andrew Ross </meta:printed-by>
    <meta:print-date>2011-02-06T16:21:27</meta:print-date>
    <meta:document-statistic meta:table-count="1" meta:image-count="0" meta:object-count="0" meta:page-count="1" meta:paragraph-count="75" meta:word-count="237" meta:character-count="1680" meta:non-whitespace-character-count="1502"/>
  </office:meta>
</office:document-meta>
</file>